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CFD442ACAC55D76A.png" manifest:media-type="image/png"/>
  <manifest:file-entry manifest:full-path="Pictures/10000201000000E1000000E1E68DCEF81EC391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shadow-offset-x="0cm" draw:shadow-offset-y="0cm" draw:color-mode="standard" draw:luminance="28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77cm" svg:height="3.177cm" draw:transform="rotate (-0.000349065850399089) translate (9.237cm 4.191cm)">
          <draw:image xlink:href="Pictures/10000201000000E1000000E1E68DCEF81EC391AA.png" xlink:type="simple" xlink:show="embed" xlink:actuate="onLoad">
            <text:p text:style-name="P1">root</text:p>
          </draw:image>
        </draw:frame>
        <draw:frame draw:style-name="gr1" draw:text-style-name="P2" draw:layer="layout" svg:width="3.177cm" svg:height="3.177cm" draw:transform="rotate (-0.000349065850399089) translate (4.808cm 7.604cm)">
          <draw:image xlink:href="Pictures/10000201000000E1000000E1CFD442ACAC55D76A.png" xlink:type="simple" xlink:show="embed" xlink:actuate="onLoad">
            <text:p text:style-name="P1">products</text:p>
          </draw:image>
        </draw:frame>
        <draw:frame draw:style-name="gr1" draw:text-style-name="P2" draw:layer="layout" svg:width="3.177cm" svg:height="3.177cm" draw:transform="rotate (-0.000349065850399089) translate (9.28cm 7.601cm)">
          <draw:image xlink:href="Pictures/10000201000000E1000000E1CFD442ACAC55D76A.png" xlink:type="simple" xlink:show="embed" xlink:actuate="onLoad">
            <text:p text:style-name="P1">resources</text:p>
          </draw:image>
        </draw:frame>
        <draw:frame draw:style-name="gr1" draw:text-style-name="P2" draw:layer="layout" svg:width="3.177cm" svg:height="3.177cm" draw:transform="rotate (-0.000349065850399089) translate (13.952cm 7.601cm)">
          <draw:image xlink:href="Pictures/10000201000000E1000000E1CFD442ACAC55D76A.png" xlink:type="simple" xlink:show="embed" xlink:actuate="onLoad">
            <text:p text:style-name="P1">services</text:p>
          </draw:image>
        </draw:frame>
        <draw:frame draw:style-name="gr2" draw:text-style-name="P2" draw:layer="layout" svg:width="3.177cm" svg:height="3.177cm" draw:transform="rotate (-0.000349065850399089) translate (0.509cm 11.487cm)">
          <draw:image xlink:href="Pictures/10000201000000E1000000E1CFD442ACAC55D76A.png" xlink:type="simple" xlink:show="embed" xlink:actuate="onLoad">
            <text:p text:style-name="P1">computer</text:p>
          </draw:image>
        </draw:frame>
        <draw:frame draw:style-name="gr1" draw:text-style-name="P2" draw:layer="layout" svg:width="3.177cm" svg:height="3.177cm" draw:transform="rotate (-0.000349065850399089) translate (4.178cm 11.414cm)">
          <draw:image xlink:href="Pictures/10000201000000E1000000E1CFD442ACAC55D76A.png" xlink:type="simple" xlink:show="embed" xlink:actuate="onLoad">
            <text:p text:style-name="P1">printer</text:p>
          </draw:image>
        </draw:frame>
        <draw:frame draw:style-name="gr1" draw:text-style-name="P2" draw:layer="layout" svg:width="3.177cm" svg:height="3.177cm" draw:transform="rotate (-0.000349065850399089) translate (7.864cm 11.441cm)">
          <draw:image xlink:href="Pictures/10000201000000E1000000E1CFD442ACAC55D76A.png" xlink:type="simple" xlink:show="embed" xlink:actuate="onLoad">
            <text:p text:style-name="P1">mobile</text:p>
          </draw:image>
        </draw:frame>
        <draw:frame draw:style-name="gr1" draw:text-style-name="P2" draw:layer="layout" svg:width="3.177cm" svg:height="3.177cm" draw:transform="rotate (-0.000349065850399089) translate (13.182cm 11.438cm)">
          <draw:image xlink:href="Pictures/10000201000000E1000000E1CFD442ACAC55D76A.png" xlink:type="simple" xlink:show="embed" xlink:actuate="onLoad">
            <text:p text:style-name="P1">repair</text:p>
          </draw:image>
        </draw:frame>
        <draw:frame draw:style-name="gr1" draw:text-style-name="P2" draw:layer="layout" svg:width="3.177cm" svg:height="3.177cm" draw:transform="rotate (-0.000349065850399089) translate (17.057cm 11.441cm)">
          <draw:image xlink:href="Pictures/10000201000000E1000000E1CFD442ACAC55D76A.png" xlink:type="simple" xlink:show="embed" xlink:actuate="onLoad">
            <text:p text:style-name="P1">installation</text:p>
          </draw:image>
        </draw:frame>
        <draw:line draw:style-name="gr3" draw:text-style-name="P2" draw:layer="layout" svg:x1="10.806cm" svg:y1="6.942cm" svg:x2="10.806cm" svg:y2="8.212cm">
          <text:p/>
        </draw:line>
        <draw:line draw:style-name="gr3" draw:text-style-name="P2" draw:layer="layout" svg:x1="11.16cm" svg:y1="6.896cm" svg:x2="14.462cm" svg:y2="7.985cm">
          <text:p/>
        </draw:line>
        <draw:line draw:style-name="gr3" draw:text-style-name="P2" draw:layer="layout" svg:x1="10.398cm" svg:y1="6.969cm" svg:x2="6.715cm" svg:y2="8.112cm">
          <text:p/>
        </draw:line>
        <draw:line draw:style-name="gr3" draw:text-style-name="P2" draw:layer="layout" svg:x1="5.572cm" svg:y1="10.271cm" svg:x2="3.413cm" svg:y2="12.049cm">
          <text:p/>
        </draw:line>
        <draw:line draw:style-name="gr3" draw:text-style-name="P2" draw:layer="layout" svg:x1="5.753cm" svg:y1="10.398cm" svg:x2="5.753cm" svg:y2="11.922cm">
          <text:p/>
        </draw:line>
        <draw:line draw:style-name="gr3" draw:text-style-name="P2" draw:layer="layout" svg:x1="5.98cm" svg:y1="10.271cm" svg:x2="8.393cm" svg:y2="11.822cm">
          <text:p/>
        </draw:line>
        <draw:line draw:style-name="gr3" draw:text-style-name="P2" draw:layer="layout" svg:x1="15.859cm" svg:y1="10.398cm" svg:x2="14.843cm" svg:y2="12.049cm">
          <text:p/>
        </draw:line>
        <draw:frame draw:style-name="gr1" draw:text-style-name="P2" draw:layer="layout" svg:width="3.177cm" svg:height="3.177cm" draw:transform="rotate (-0.000349065850399089) translate (0.425cm 15.278cm)">
          <draw:image xlink:href="Pictures/10000201000000E1000000E1CFD442ACAC55D76A.png" xlink:type="simple" xlink:show="embed" xlink:actuate="onLoad">
            <text:p text:style-name="P1">cpu</text:p>
          </draw:image>
        </draw:frame>
        <draw:frame draw:style-name="gr1" draw:text-style-name="P2" draw:layer="layout" svg:width="3.177cm" svg:height="3.177cm" draw:transform="rotate (-0.000349065850399089) translate (3.9cm 15.248cm)">
          <draw:image xlink:href="Pictures/10000201000000E1000000E1CFD442ACAC55D76A.png" xlink:type="simple" xlink:show="embed" xlink:actuate="onLoad">
            <text:p text:style-name="P1">keyboard</text:p>
          </draw:image>
        </draw:frame>
        <draw:frame draw:style-name="gr1" draw:text-style-name="P2" draw:layer="layout" svg:width="3.177cm" svg:height="3.177cm" draw:transform="rotate (-0.000349065850399089) translate (7.478cm 15.251cm)">
          <draw:image xlink:href="Pictures/10000201000000E1000000E1CFD442ACAC55D76A.png" xlink:type="simple" xlink:show="embed" xlink:actuate="onLoad">
            <text:p text:style-name="P1">monitor</text:p>
          </draw:image>
        </draw:frame>
        <draw:line draw:style-name="gr3" draw:text-style-name="P3" draw:layer="layout" svg:x1="16.113cm" svg:y1="10.271cm" svg:x2="17.51cm" svg:y2="12.049cm">
          <text:p/>
        </draw:line>
        <draw:line draw:style-name="gr3" draw:text-style-name="P3" draw:layer="layout" svg:x1="2.016cm" svg:y1="14.208cm" svg:x2="0.873cm" svg:y2="15.605cm">
          <text:p/>
        </draw:line>
        <draw:line draw:style-name="gr3" draw:text-style-name="P3" draw:layer="layout" svg:x1="2.27cm" svg:y1="14.081cm" svg:x2="4.175cm" svg:y2="15.732cm">
          <text:p/>
        </draw:line>
        <draw:line draw:style-name="gr3" draw:text-style-name="P3" draw:layer="layout" svg:x1="2.651cm" svg:y1="14.208cm" svg:x2="7.858cm" svg:y2="15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53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0:25:24.978204250</meta:creation-date>
    <dc:date>2016-09-07T11:12:25.523966136</dc:date>
    <meta:editing-duration>PT8M34S</meta:editing-duration>
    <meta:editing-cycles>2</meta:editing-cycles>
    <meta:generator>LibreOffice/5.1.4.2$Linux_X86_64 LibreOffice_project/10m0$Build-2</meta:generator>
    <meta:document-statistic meta:object-count="23"/>
  </office:meta>
</office:document-meta>
</file>